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T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arcial 3.</text:p>
      <text:p text:style-name="Normal">Antonio Navajas Ortega.</text:p>
      <text:p text:style-name="P2">URI mongo : mongodb+srv://antonio:parcial2@cluster0.fobgn9e.mongodb.net/</text:p>
      <text:p text:style-name="Normal">URL vercel cliente :<text:s/><text:a xlink:href="https://cliente-examen.vercel.app/" office:target-frame-name="_top" xlink:show="replace"><text:span text:style-name="Hipervínculo">https://cliente-examen.vercel.app/</text:span></text:a></text:p>
      <text:p text:style-name="Normal">URL vercel servidor :<text:s/><text:a xlink:href="https://server-examen.vercel.app/" office:target-frame-name="_top" xlink:show="replace"><text:span text:style-name="Hipervínculo">https://server-examen.ver</text:span><text:bookmark-start text:name="_Hlt153543393"/><text:bookmark-start text:name="_Hlt153543394"/><text:span text:style-name="Hipervínculo">c</text:span><text:bookmark-end text:name="_Hlt153543393"/><text:bookmark-end text:name="_Hlt153543394"/><text:span text:style-name="Hipervínculo">el.app/</text:span></text:a></text:p>
      <text:p text:style-name="Normal">( si se queda en blanco la primera vez que se entra, pulsar f5 para refrescar)</text:p>
      <text:p text:style-name="Normal">Si no se actualiza al hacer algo, f5.</text:p>
      <text:p text:style-name="Normal"><text:span text:style-name="T3">Si no estas logeado no se muestra nada</text:span><text:span text:style-name="T4">, podría mostrar la lista y que solo puedas borrar o crear nuevas si estas logeado, pero creo que así tiene más sentido por privacidad.</text:span></text:p>
      <text:p text:style-name="P5">Al crear un nuevo pago se limpian los campos salvo el mapa.</text:p>
      <text:p text:style-name="P6">En general no hay control de errores como crear un pago con campos vacio.</text:p>
      <text:p text:style-name="P7">Al borrar no pide confirmación.</text:p>
      <text:p text:style-name="P8">Solo he usado una entidad pagos en mi base de datos, las otras no las uso.</text:p>
      <text:p text:style-name="Normal"><text:span text:style-name="T9">Creo que funciona todo.</text:span></text:p>
      <text:p text:style-name="Normal"/>
      <text:p text:style-name="P10"/>
      <text:p text:style-name="Normal">Tecnologías usadas :<text:s/></text:p>
      <text:p text:style-name="Normal">Uso Node JS, en lenguaje es javascript, y hago uso de librerías disponibles en javascript como Express, etc …<text:s/></text:p>
      <text:p text:style-name="Normal">Puerto de despliegue server: 5000<text:s/></text:p>
      <text:p text:style-name="Normal">Puerto de despliegue cliente: 3000</text:p>
      <text:p text:style-name="Normal">Tener Node.js instalado y el gestor de paquetes npm, este se instala junto a node.<text:s/></text:p>
      <text:p text:style-name="Normal">https://nodejs.org/en/download<text:s/></text:p>
      <text:p text:style-name="Normal">Dentro de la carpeta del proyecto hacer npm install para que se instalen las dependencias, tanto en frontend como en backend</text:p>
      <text:p text:style-name="Normal">Para ejecutar el servidor ejecutar el archivo server-windows.exe. <text:s/>(Para el server).</text:p>
      <text:p text:style-name="Normal">Para el cliente, dentro de la carpeta frontend: npm start 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o Navajas Ortega</meta:initial-creator>
    <dc:creator>Antonio Navajas Ortega</dc:creator>
    <meta:creation-date>2023-12-15T02:55:00Z</meta:creation-date>
    <dc:date>2024-01-17T17:19:00Z</dc:date>
    <meta:print-date>2024-01-17T17:19:00Z</meta:print-date>
    <meta:template xlink:href="Normal.dotm" xlink:type="simple"/>
    <meta:editing-cycles>6</meta:editing-cycles>
    <meta:editing-duration>PT33360S</meta:editing-duration>
    <meta:document-statistic meta:page-count="1" meta:paragraph-count="2" meta:word-count="226" meta:character-count="1472" meta:row-count="10" meta:non-whitespace-character-count="1248"/>
  </office:meta>
</office:document-meta>
</file>